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pick point closest to cluster center.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distance to cluster 1</text:p>
          </table:table-cell>
          <table:table-cell table:style-name="ce2" office:value-type="string" calcext:value-type="string">
            <text:p>distance to cluster 2</text:p>
          </table:table-cell>
          <table:table-cell table:number-columns-repeated="3"/>
          <table:table-cell office:value-type="string" calcext:value-type="string">
            <text:p>Cluster 1</text:p>
          </table:table-cell>
          <table:table-cell table:number-columns-repeated="2"/>
          <table:table-cell office:value-type="string" calcext:value-type="string">
            <text:p>Cluster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teration 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a point 1</text:p>
          </table:table-cell>
          <table:table-cell table:style-name="ce1" office:value-type="float" office:value="-1.88" calcext:value-type="float">
            <text:p>-1.88</text:p>
          </table:table-cell>
          <table:table-cell table:style-name="ce1" office:value-type="float" office:value="2.05" calcext:value-type="float">
            <text:p>2.05</text:p>
          </table:table-cell>
          <table:table-cell/>
          <table:table-cell table:style-name="ce3" table:formula="of:=SQRT(([.B7]-[.B$14])^2+([.C7]-[.C$14])^2)" office:value-type="float" office:value="3.88032215157453" calcext:value-type="float">
            <text:p>3.880</text:p>
          </table:table-cell>
          <table:table-cell table:style-name="ce3" table:formula="of:=SQRT(([.B7]-[.B$15])^2+([.C7]-[.C$15])^2)" office:value-type="float" office:value="4.05177738776453" calcext:value-type="float">
            <text:p>4.052</text:p>
          </table:table-cell>
          <table:table-cell/>
          <table:table-cell table:formula="of:=IF([.E7]&lt;[.F7]; &quot;Cluster 1&quot;; &quot;Cluster 2&quot;)" office:value-type="string" office:string-value="Cluster 1" calcext:value-type="string">
            <text:p>Cluster 1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ata point 2</text:p>
          </table:table-cell>
          <table:table-cell table:style-name="ce1" office:value-type="float" office:value="-0.71" calcext:value-type="float">
            <text:p>-0.71</text:p>
          </table:table-cell>
          <table:table-cell table:style-name="ce1" office:value-type="float" office:value="0.42" calcext:value-type="float">
            <text:p>0.42</text:p>
          </table:table-cell>
          <table:table-cell/>
          <table:table-cell table:style-name="ce3" table:formula="of:=SQRT(([.B8]-[.B$14])^2+([.C8]-[.C$14])^2)" office:value-type="float" office:value="3.13695712434837" calcext:value-type="float">
            <text:p>3.137</text:p>
          </table:table-cell>
          <table:table-cell table:style-name="ce3" table:formula="of:=SQRT(([.B8]-[.B$15])^2+([.C8]-[.C$15])^2)" office:value-type="float" office:value="2.74235300426477" calcext:value-type="float">
            <text:p>2.742</text:p>
          </table:table-cell>
          <table:table-cell/>
          <table:table-cell table:formula="of:=IF([.E8]&lt;[.F8]; &quot;Cluster 1&quot;; &quot;Cluster 2&quot;)" office:value-type="string" office:string-value="Cluster 2" calcext:value-type="string">
            <text:p>Cluster 2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ata point 3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/>
          <table:table-cell table:style-name="ce3" table:formula="of:=SQRT(([.B9]-[.B$14])^2+([.C9]-[.C$14])^2)" office:value-type="float" office:value="2.70129598526337" calcext:value-type="float">
            <text:p>2.701</text:p>
          </table:table-cell>
          <table:table-cell table:style-name="ce3" table:formula="of:=SQRT(([.B9]-[.B$15])^2+([.C9]-[.C$15])^2)" office:value-type="float" office:value="4.60619148538139" calcext:value-type="float">
            <text:p>4.606</text:p>
          </table:table-cell>
          <table:table-cell/>
          <table:table-cell table:formula="of:=IF([.E9]&lt;[.F9]; &quot;Cluster 1&quot;; &quot;Cluster 2&quot;)" office:value-type="string" office:string-value="Cluster 1" calcext:value-type="string">
            <text:p>Cluster 1</text:p>
          </table:table-cell>
          <table:table-cell/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ata point 4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-3.8" calcext:value-type="float">
            <text:p>-3.8</text:p>
          </table:table-cell>
          <table:table-cell/>
          <table:table-cell table:style-name="ce3" table:formula="of:=SQRT(([.B10]-[.B$14])^2+([.C10]-[.C$14])^2)" office:value-type="float" office:value="5.80193933094789" calcext:value-type="float">
            <text:p>5.802</text:p>
          </table:table-cell>
          <table:table-cell table:style-name="ce3" table:formula="of:=SQRT(([.B10]-[.B$15])^2+([.C10]-[.C$15])^2)" office:value-type="float" office:value="4.25" calcext:value-type="float">
            <text:p>4.250</text:p>
          </table:table-cell>
          <table:table-cell/>
          <table:table-cell table:formula="of:=IF([.E10]&lt;[.F10]; &quot;Cluster 1&quot;; &quot;Cluster 2&quot;)" office:value-type="string" office:string-value="Cluster 2" calcext:value-type="string">
            <text:p>Cluster 2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ata point 5</text:p>
          </table:table-cell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  <table:table-cell/>
          <table:table-cell table:style-name="ce3" table:formula="of:=SQRT(([.B11]-[.B$14])^2+([.C11]-[.C$14])^2)" office:value-type="float" office:value="6.59279910205066" calcext:value-type="float">
            <text:p>6.593</text:p>
          </table:table-cell>
          <table:table-cell table:style-name="ce3" table:formula="of:=SQRT(([.B11]-[.B$15])^2+([.C11]-[.C$15])^2)" office:value-type="float" office:value="1.81796589626978" calcext:value-type="float">
            <text:p>1.818</text:p>
          </table:table-cell>
          <table:table-cell/>
          <table:table-cell table:formula="of:=IF([.E11]&lt;[.F11]; &quot;Cluster 1&quot;; &quot;Cluster 2&quot;)" office:value-type="string" office:string-value="Cluster 2" calcext:value-type="string">
            <text:p>Cluster 2</text:p>
          </table:table-cell>
          <table:table-cell table:number-columns-repeated="4"/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ster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ster 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pick point closest to cluster center.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distance to cluster 1</text:p>
          </table:table-cell>
          <table:table-cell table:style-name="ce2" office:value-type="string" calcext:value-type="string">
            <text:p>distance to cluster 2</text:p>
          </table:table-cell>
          <table:table-cell table:number-columns-repeated="3"/>
          <table:table-cell office:value-type="string" calcext:value-type="string">
            <text:p>Cluster 1</text:p>
          </table:table-cell>
          <table:table-cell table:number-columns-repeated="2"/>
          <table:table-cell office:value-type="string" calcext:value-type="string">
            <text:p>Cluster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teration 2</text:p>
          </table:table-cell>
          <table:table-cell office:value-type="string" calcext:value-type="string">
            <text:p>chang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1</text:p>
          </table:table-cell>
          <table:table-cell table:style-name="ce1" office:value-type="float" office:value="-1.88" calcext:value-type="float">
            <text:p>-1.88</text:p>
          </table:table-cell>
          <table:table-cell table:style-name="ce1" office:value-type="float" office:value="2.05" calcext:value-type="float">
            <text:p>2.05</text:p>
          </table:table-cell>
          <table:table-cell/>
          <table:table-cell table:style-name="ce3" table:formula="of:=SQRT(([.B21]-[.B$28])^2+([.C21]-[.C$28])^2)" office:value-type="float" office:value="5.07961612722851" calcext:value-type="float">
            <text:p>5.080</text:p>
          </table:table-cell>
          <table:table-cell table:style-name="ce3" table:formula="of:=SQRT(([.B21]-[.B$29])^2+([.C21]-[.C$29])^2)" office:value-type="float" office:value="3.83412310704808" calcext:value-type="float">
            <text:p>3.834</text:p>
          </table:table-cell>
          <table:table-cell/>
          <table:table-cell table:formula="of:=IF([.E21]&lt;[.F21]; &quot;Cluster 1&quot;; &quot;Cluster 2&quot;)" office:value-type="string" office:string-value="Cluster 2" calcext:value-type="string">
            <text:p>Cluster 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2</text:p>
          </table:table-cell>
          <table:table-cell table:style-name="ce1" office:value-type="float" office:value="-0.71" calcext:value-type="float">
            <text:p>-0.71</text:p>
          </table:table-cell>
          <table:table-cell table:style-name="ce1" office:value-type="float" office:value="0.42" calcext:value-type="float">
            <text:p>0.42</text:p>
          </table:table-cell>
          <table:table-cell/>
          <table:table-cell table:style-name="ce3" table:formula="of:=SQRT(([.B22]-[.B$28])^2+([.C22]-[.C$14])^2)" office:value-type="float" office:value="3.49725606726188" calcext:value-type="float">
            <text:p>3.497</text:p>
          </table:table-cell>
          <table:table-cell table:style-name="ce3" table:formula="of:=SQRT(([.B22]-[.B$29])^2+([.C22]-[.C$29])^2)" office:value-type="float" office:value="3.45585011249041" calcext:value-type="float">
            <text:p>3.456</text:p>
          </table:table-cell>
          <table:table-cell/>
          <table:table-cell table:formula="of:=IF([.E22]&lt;[.F22]; &quot;Cluster 1&quot;; &quot;Cluster 2&quot;)" office:value-type="string" office:string-value="Cluster 2" calcext:value-type="string">
            <text:p>Cluster 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3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/>
          <table:table-cell table:style-name="ce3" table:formula="of:=SQRT(([.B23]-[.B$28])^2+([.C23]-[.C$14])^2)" office:value-type="float" office:value="2.67" calcext:value-type="float">
            <text:p>2.670</text:p>
          </table:table-cell>
          <table:table-cell table:style-name="ce3" table:formula="of:=SQRT(([.B23]-[.B$29])^2+([.C23]-[.C$29])^2)" office:value-type="float" office:value="6.13560103005402" calcext:value-type="float">
            <text:p>6.136</text:p>
          </table:table-cell>
          <table:table-cell/>
          <table:table-cell table:formula="of:=IF([.E23]&lt;[.F23]; &quot;Cluster 1&quot;; &quot;Cluster 2&quot;)" office:value-type="string" office:string-value="Cluster 1" calcext:value-type="string">
            <text:p>Cluster 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 point 4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-3.8" calcext:value-type="float">
            <text:p>-3.8</text:p>
          </table:table-cell>
          <table:table-cell/>
          <table:table-cell table:style-name="ce3" table:formula="of:=SQRT(([.B24]-[.B$28])^2+([.C24]-[.C$14])^2)" office:value-type="float" office:value="5.82697176928119" calcext:value-type="float">
            <text:p>5.827</text:p>
          </table:table-cell>
          <table:table-cell table:style-name="ce3" table:formula="of:=SQRT(([.B24]-[.B$29])^2+([.C24]-[.C$29])^2)" office:value-type="float" office:value="6.06568215454783" calcext:value-type="float">
            <text:p>6.066</text:p>
          </table:table-cell>
          <table:table-cell/>
          <table:table-cell table:formula="of:=IF([.E24]&lt;[.F24]; &quot;Cluster 1&quot;; &quot;Cluster 2&quot;)" office:value-type="string" office:string-value="Cluster 1" calcext:value-type="string">
            <text:p>Cluster 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5</text:p>
          </table:table-cell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  <table:table-cell/>
          <table:table-cell table:style-name="ce3" table:formula="of:=SQRT(([.B25]-[.B$28])^2+([.C25]-[.C$14])^2)" office:value-type="float" office:value="6.94974100236836" calcext:value-type="float">
            <text:p>6.950</text:p>
          </table:table-cell>
          <table:table-cell table:style-name="ce3" table:formula="of:=SQRT(([.B25]-[.B$29])^2+([.C25]-[.C$29])^2)" office:value-type="float" office:value="0" calcext:value-type="float">
            <text:p>0.000</text:p>
          </table:table-cell>
          <table:table-cell/>
          <table:table-cell table:formula="of:=IF([.E25]&lt;[.F25]; &quot;Cluster 1&quot;; &quot;Cluster 2&quot;)" office:value-type="string" office:string-value="Cluster 2" calcext:value-type="string">
            <text:p>Cluster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ster 1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ster 2</text:p>
          </table:table-cell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4"/>
          <table:table-cell table:style-name="ce2" office:value-type="string" calcext:value-type="string">
            <text:p>distance to cluster 1</text:p>
          </table:table-cell>
          <table:table-cell table:style-name="ce2" office:value-type="string" calcext:value-type="string">
            <text:p>distance to cluster 2</text:p>
          </table:table-cell>
          <table:table-cell table:number-columns-repeated="3"/>
          <table:table-cell office:value-type="string" calcext:value-type="string">
            <text:p>pick point closest to cluster cent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  <table:table-cell office:value-type="string" calcext:value-type="string">
            <text:p>Cluster 1</text:p>
          </table:table-cell>
          <table:table-cell table:number-columns-repeated="2"/>
          <table:table-cell office:value-type="string" calcext:value-type="string">
            <text:p>Cluster 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teration 3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table:style-name="ce1" office:value-type="string" calcext:value-type="string">
            <text:p>Data point 1</text:p>
          </table:table-cell>
          <table:table-cell table:style-name="ce1" office:value-type="float" office:value="-1.88" calcext:value-type="float">
            <text:p>-1.88</text:p>
          </table:table-cell>
          <table:table-cell table:style-name="ce1" office:value-type="float" office:value="2.05" calcext:value-type="float">
            <text:p>2.05</text:p>
          </table:table-cell>
          <table:table-cell/>
          <table:table-cell table:style-name="ce3" table:formula="of:=SQRT(([.B34]-[.B$41])^2+([.C34]-[.C$41])^2)" office:value-type="float" office:value="5.07961612722851" calcext:value-type="float">
            <text:p>5.080</text:p>
          </table:table-cell>
          <table:table-cell table:style-name="ce3" table:formula="of:=SQRT(([.B34]-[.B$42])^2+([.C34]-[.C$42])^2)" office:value-type="float" office:value="3.83412310704808" calcext:value-type="float">
            <text:p>3.834</text:p>
          </table:table-cell>
          <table:table-cell/>
          <table:table-cell table:formula="of:=IF([.E34]&lt;[.F34]; &quot;Cluster 1&quot;; &quot;Cluster 2&quot;)" office:value-type="string" office:string-value="Cluster 2" calcext:value-type="string">
            <text:p>Cluster 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2</text:p>
          </table:table-cell>
          <table:table-cell table:style-name="ce1" office:value-type="float" office:value="-0.71" calcext:value-type="float">
            <text:p>-0.71</text:p>
          </table:table-cell>
          <table:table-cell table:style-name="ce1" office:value-type="float" office:value="0.42" calcext:value-type="float">
            <text:p>0.42</text:p>
          </table:table-cell>
          <table:table-cell/>
          <table:table-cell table:style-name="ce3" table:formula="of:=SQRT(([.B35]-[.B$41])^2+([.C35]-[.C$41])^2)" office:value-type="float" office:value="3.30492057393215" calcext:value-type="float">
            <text:p>3.305</text:p>
          </table:table-cell>
          <table:table-cell table:style-name="ce3" table:formula="of:=SQRT(([.B35]-[.B$42])^2+([.C35]-[.C$42])^2)" office:value-type="float" office:value="3.45585011249041" calcext:value-type="float">
            <text:p>3.456</text:p>
          </table:table-cell>
          <table:table-cell/>
          <table:table-cell table:formula="of:=IF([.E35]&lt;[.F35]; &quot;Cluster 1&quot;; &quot;Cluster 2&quot;)" office:value-type="string" office:string-value="Cluster 1" calcext:value-type="string">
            <text:p>Cluster 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3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/>
          <table:table-cell table:style-name="ce3" table:formula="of:=SQRT(([.B36]-[.B$41])^2+([.C36]-[.C$41])^2)" office:value-type="float" office:value="0" calcext:value-type="float">
            <text:p>0.000</text:p>
          </table:table-cell>
          <table:table-cell table:style-name="ce3" table:formula="of:=SQRT(([.B36]-[.B$42])^2+([.C36]-[.C$42])^2)" office:value-type="float" office:value="6.13560103005402" calcext:value-type="float">
            <text:p>6.136</text:p>
          </table:table-cell>
          <table:table-cell/>
          <table:table-cell table:formula="of:=IF([.E36]&lt;[.F36]; &quot;Cluster 1&quot;; &quot;Cluster 2&quot;)" office:value-type="string" office:string-value="Cluster 1" calcext:value-type="string">
            <text:p>Cluster 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 point 4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-3.8" calcext:value-type="float">
            <text:p>-3.8</text:p>
          </table:table-cell>
          <table:table-cell/>
          <table:table-cell table:style-name="ce3" table:formula="of:=SQRT(([.B37]-[.B$41])^2+([.C37]-[.C$41])^2)" office:value-type="float" office:value="3.17970124382779" calcext:value-type="float">
            <text:p>3.180</text:p>
          </table:table-cell>
          <table:table-cell table:style-name="ce3" table:formula="of:=SQRT(([.B37]-[.B$42])^2+([.C37]-[.C$42])^2)" office:value-type="float" office:value="6.06568215454783" calcext:value-type="float">
            <text:p>6.066</text:p>
          </table:table-cell>
          <table:table-cell/>
          <table:table-cell table:formula="of:=IF([.E37]&lt;[.F37]; &quot;Cluster 1&quot;; &quot;Cluster 2&quot;)" office:value-type="string" office:string-value="Cluster 1" calcext:value-type="string">
            <text:p>Cluster 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5</text:p>
          </table:table-cell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  <table:table-cell/>
          <table:table-cell table:style-name="ce3" table:formula="of:=SQRT(([.B38]-[.B$41])^2+([.C38]-[.C$41])^2)" office:value-type="float" office:value="6.13560103005402" calcext:value-type="float">
            <text:p>6.136</text:p>
          </table:table-cell>
          <table:table-cell table:style-name="ce3" table:formula="of:=SQRT(([.B38]-[.B$42])^2+([.C38]-[.C$42])^2)" office:value-type="float" office:value="0" calcext:value-type="float">
            <text:p>0.000</text:p>
          </table:table-cell>
          <table:table-cell/>
          <table:table-cell table:formula="of:=IF([.E38]&lt;[.F38]; &quot;Cluster 1&quot;; &quot;Cluster 2&quot;)" office:value-type="string" office:string-value="Cluster 2" calcext:value-type="string">
            <text:p>Cluster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ster 1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ster 2</text:p>
          </table:table-cell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4"/>
          <table:table-cell table:style-name="ce2" office:value-type="string" calcext:value-type="string">
            <text:p>distance to cluster 1</text:p>
          </table:table-cell>
          <table:table-cell table:style-name="ce2" office:value-type="string" calcext:value-type="string">
            <text:p>distance to cluster 2</text:p>
          </table:table-cell>
          <table:table-cell table:number-columns-repeated="3"/>
          <table:table-cell office:value-type="string" calcext:value-type="string">
            <text:p>pick point closest to cluster cent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  <table:table-cell office:value-type="string" calcext:value-type="string">
            <text:p>Cluster 1</text:p>
          </table:table-cell>
          <table:table-cell table:number-columns-repeated="2"/>
          <table:table-cell office:value-type="string" calcext:value-type="string">
            <text:p>Cluster 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table:style-name="ce1" office:value-type="string" calcext:value-type="string">
            <text:p>Data point 1</text:p>
          </table:table-cell>
          <table:table-cell table:style-name="ce1" office:value-type="float" office:value="-1.88" calcext:value-type="float">
            <text:p>-1.88</text:p>
          </table:table-cell>
          <table:table-cell table:style-name="ce1" office:value-type="float" office:value="2.05" calcext:value-type="float">
            <text:p>2.05</text:p>
          </table:table-cell>
          <table:table-cell/>
          <table:table-cell table:style-name="ce3" table:formula="of:=SQRT(([.B47]-[.B$54])^2+([.C47]-[.C$54])^2)" office:value-type="float" office:value="5.07961612722851" calcext:value-type="float">
            <text:p>5.080</text:p>
          </table:table-cell>
          <table:table-cell table:style-name="ce3" table:formula="of:=SQRT(([.B47]-[.B$55])^2+([.C47]-[.C$55])^2)" office:value-type="float" office:value="3.83412310704808" calcext:value-type="float">
            <text:p>3.834</text:p>
          </table:table-cell>
          <table:table-cell/>
          <table:table-cell table:formula="of:=IF([.E47]&lt;[.F47]; &quot;Cluster 1&quot;; &quot;Cluster 2&quot;)" office:value-type="string" office:string-value="Cluster 2" calcext:value-type="string">
            <text:p>Cluster 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2</text:p>
          </table:table-cell>
          <table:table-cell table:style-name="ce1" office:value-type="float" office:value="-0.71" calcext:value-type="float">
            <text:p>-0.71</text:p>
          </table:table-cell>
          <table:table-cell table:style-name="ce1" office:value-type="float" office:value="0.42" calcext:value-type="float">
            <text:p>0.42</text:p>
          </table:table-cell>
          <table:table-cell/>
          <table:table-cell table:style-name="ce3" table:formula="of:=SQRT(([.B48]-[.B$54])^2+([.C48]-[.C$54])^2)" office:value-type="float" office:value="3.30492057393215" calcext:value-type="float">
            <text:p>3.305</text:p>
          </table:table-cell>
          <table:table-cell table:style-name="ce3" table:formula="of:=SQRT(([.B48]-[.B$55])^2+([.C48]-[.C$55])^2)" office:value-type="float" office:value="3.45585011249041" calcext:value-type="float">
            <text:p>3.456</text:p>
          </table:table-cell>
          <table:table-cell/>
          <table:table-cell table:formula="of:=IF([.E48]&lt;[.F48]; &quot;Cluster 1&quot;; &quot;Cluster 2&quot;)" office:value-type="string" office:string-value="Cluster 1" calcext:value-type="string">
            <text:p>Cluster 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3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/>
          <table:table-cell table:style-name="ce3" table:formula="of:=SQRT(([.B49]-[.B$54])^2+([.C49]-[.C$54])^2)" office:value-type="float" office:value="0" calcext:value-type="float">
            <text:p>0.000</text:p>
          </table:table-cell>
          <table:table-cell table:style-name="ce3" table:formula="of:=SQRT(([.B49]-[.B$55])^2+([.C49]-[.C$55])^2)" office:value-type="float" office:value="6.13560103005402" calcext:value-type="float">
            <text:p>6.136</text:p>
          </table:table-cell>
          <table:table-cell/>
          <table:table-cell table:formula="of:=IF([.E49]&lt;[.F49]; &quot;Cluster 1&quot;; &quot;Cluster 2&quot;)" office:value-type="string" office:string-value="Cluster 1" calcext:value-type="string">
            <text:p>Cluster 1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Data point 4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-3.8" calcext:value-type="float">
            <text:p>-3.8</text:p>
          </table:table-cell>
          <table:table-cell/>
          <table:table-cell table:style-name="ce3" table:formula="of:=SQRT(([.B50]-[.B$54])^2+([.C50]-[.C$54])^2)" office:value-type="float" office:value="3.17970124382779" calcext:value-type="float">
            <text:p>3.180</text:p>
          </table:table-cell>
          <table:table-cell table:style-name="ce3" table:formula="of:=SQRT(([.B50]-[.B$55])^2+([.C50]-[.C$55])^2)" office:value-type="float" office:value="6.06568215454783" calcext:value-type="float">
            <text:p>6.066</text:p>
          </table:table-cell>
          <table:table-cell/>
          <table:table-cell table:formula="of:=IF([.E50]&lt;[.F50]; &quot;Cluster 1&quot;; &quot;Cluster 2&quot;)" office:value-type="string" office:string-value="Cluster 1" calcext:value-type="string">
            <text:p>Cluster 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 point 5</text:p>
          </table:table-cell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  <table:table-cell/>
          <table:table-cell table:style-name="ce3" table:formula="of:=SQRT(([.B51]-[.B$54])^2+([.C51]-[.C$54])^2)" office:value-type="float" office:value="6.13560103005402" calcext:value-type="float">
            <text:p>6.136</text:p>
          </table:table-cell>
          <table:table-cell table:style-name="ce3" table:formula="of:=SQRT(([.B51]-[.B$55])^2+([.C51]-[.C$55])^2)" office:value-type="float" office:value="0" calcext:value-type="float">
            <text:p>0.000</text:p>
          </table:table-cell>
          <table:table-cell/>
          <table:table-cell table:formula="of:=IF([.E51]&lt;[.F51]; &quot;Cluster 1&quot;; &quot;Cluster 2&quot;)" office:value-type="string" office:string-value="Cluster 2" calcext:value-type="string">
            <text:p>Cluster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B: no change from iteration above.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  <table:table-cell office:value-type="string" calcext:value-type="string">
            <text:p>NBB: centre of clusters did not change from iteration ab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ster 1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-0.67" calcext:value-type="float">
            <text:p>-0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ster 2</text:p>
          </table:table-cell>
          <table:table-cell table:style-name="ce1" office:value-type="float" office:value="-3.69" calcext:value-type="float">
            <text:p>-3.69</text:p>
          </table:table-cell>
          <table:table-cell table:style-name="ce1" office:value-type="float" office:value="-1.33" calcext:value-type="float">
            <text:p>-1.3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3:30:50.381000000</meta:creation-date>
    <dc:date>2017-02-28T14:50:19.685000000</dc:date>
    <meta:editing-duration>PT26M4S</meta:editing-duration>
    <meta:editing-cycles>2</meta:editing-cycles>
    <meta:generator>LibreOffice/5.2.5.1$Windows_X86_64 LibreOffice_project/0312e1a284a7d50ca85a365c316c7abbf20a4d22</meta:generator>
    <meta:document-statistic meta:table-count="1" meta:cell-count="230" meta:object-count="0"/>
  </office:meta>
</office:document-meta>
</file>